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new ODT-formatted file</text:p>
      <text:p text:style-name="Standard"/>
      <text:p text:style-name="Standard">Text starts here.</text:p>
      <text:p text:style-name="Standard"/>
      <text:p text:style-name="Standard"/>
      <text:p text:style-name="Standard">Text edited to remote origi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3T06:44:03</meta:creation-date>
    <dc:date>2015-06-03T06:59:49</dc:date>
    <dc:creator>Wolfgang Freis</dc:creator>
    <meta:editing-duration>PT1M42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3" meta:word-count="12" meta:character-count="70"/>
  </office:meta>
</office:document-meta>
</file>